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text-properties officeooo:paragraph-rsid="0017e809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>
      <style:text-properties officeooo:paragraph-rsid="0017e809"/>
    </style:style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P21" style:family="paragraph" style:parent-style-name="Text_20_body" style:list-style-name="L2">
      <style:paragraph-properties fo:margin-top="0cm" fo:margin-bottom="0cm" loext:contextual-spacing="false"/>
    </style:style>
    <style:style style:name="P22" style:family="paragraph" style:parent-style-name="Text_20_body" style:list-style-name="L3">
      <style:paragraph-properties fo:margin-top="0cm" fo:margin-bottom="0cm" loext:contextual-spacing="false"/>
    </style:style>
    <style:style style:name="P23" style:family="paragraph" style:parent-style-name="Text_20_body" style:list-style-name="L10">
      <style:paragraph-properties fo:margin-top="0cm" fo:margin-bottom="0cm" loext:contextual-spacing="false"/>
    </style:style>
    <style:style style:name="P24" style:family="paragraph" style:parent-style-name="Text_20_body" style:list-style-name="L15">
      <style:paragraph-properties fo:margin-top="0cm" fo:margin-bottom="0cm" loext:contextual-spacing="false"/>
    </style:style>
    <style:style style:name="P25" style:family="paragraph" style:parent-style-name="Text_20_body" style:list-style-name="L16">
      <style:paragraph-properties fo:margin-top="0cm" fo:margin-bottom="0cm" loext:contextual-spacing="false"/>
    </style:style>
    <style:style style:name="P26" style:family="paragraph" style:parent-style-name="Text_20_body" style:list-style-name="L17">
      <style:paragraph-properties fo:margin-top="0cm" fo:margin-bottom="0cm" loext:contextual-spacing="false"/>
    </style:style>
    <style:style style:name="T1" style:family="text">
      <style:text-properties officeooo:rsid="0017e80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P</text:span>aso<text:span text:style-name="T1">s</text:span> para crear <text:span text:style-name="T1">un</text:span> proyecto completo usando <text:span text:style-name="Strong_20_Emphasis">Angular</text:span>, <text:span text:style-name="Strong_20_Emphasis">Spring Boot</text:span>, <text:span text:style-name="Strong_20_Emphasis">MongoDB</text:span> y <text:span text:style-name="Strong_20_Emphasis">JWT</text:span>. <text:span text:style-name="T1">D</text:span>esde la creación del proyecto hasta cómo hacer la conexión entre el frontend y el backend.</text:p>
      <text:h text:style-name="Heading_20_3" text:outline-level="3"><text:span text:style-name="Strong_20_Emphasis">Paso 1: Configuración del Backend (Spring Boot + MongoDB + JWT)</text:span></text:h>
      <text:h text:style-name="Heading_20_4" text:outline-level="4"><text:span text:style-name="Strong_20_Emphasis">1.1. Instalación de herramientas necesarias</text:span></text:h>
      <text:list xml:id="list4107629044" text:style-name="L1">
        <text:list-item>
          <text:p text:style-name="P20"><text:span text:style-name="Strong_20_Emphasis">Java</text:span>: Asegúrate de tener <text:span text:style-name="Strong_20_Emphasis">Java 11 o superior</text:span> instalado. Puedes descargarlo desde <text:a xlink:type="simple" xlink:href="https://adoptopenjdk.net/" text:style-name="Internet_20_link" text:visited-style-name="Visited_20_Internet_20_Link">aquí</text:a>. </text:p>
        </text:list-item>
        <text:list-item>
          <text:p text:style-name="P20"><text:span text:style-name="Strong_20_Emphasis">Maven</text:span>: Necesitarás Maven para gestionar las dependencias del proyecto. </text:p>
        </text:list-item>
        <text:list-item>
          <text:p text:style-name="P3"><text:span text:style-name="Strong_20_Emphasis">MongoDB</text:span>: Si no tienes MongoDB instalado, puedes instalarlo desde <text:a xlink:type="simple" xlink:href="https://www.mongodb.com/try/download/community" text:style-name="Internet_20_link" text:visited-style-name="Visited_20_Internet_20_Link">aquí</text:a>. Si prefieres no instalarlo localmente, puedes usar <text:span text:style-name="Strong_20_Emphasis">MongoDB Atlas</text:span> (una base de datos en la nube gratuita). </text:p>
        </text:list-item>
      </text:list>
      <text:h text:style-name="Heading_20_4" text:outline-level="4"><text:span text:style-name="Strong_20_Emphasis">1.2. Crear un proyecto Spring Boot</text:span></text:h>
      <text:list xml:id="list3008750302" text:style-name="L2">
        <text:list-item>
          <text:p text:style-name="P21">Ve a <text:a xlink:type="simple" xlink:href="https://start.spring.io/" text:style-name="Internet_20_link" text:visited-style-name="Visited_20_Internet_20_Link">Spring Initializr</text:a>. </text:p>
        </text:list-item>
        <text:list-item>
          <text:p text:style-name="P21">Configura el proyecto con las siguientes opciones: </text:p>
          <text:list>
            <text:list-item>
              <text:p text:style-name="P21"><text:span text:style-name="Strong_20_Emphasis">Project</text:span>: Maven Project </text:p>
            </text:list-item>
            <text:list-item>
              <text:p text:style-name="P21"><text:span text:style-name="Strong_20_Emphasis">Language</text:span>: Java </text:p>
            </text:list-item>
            <text:list-item>
              <text:p text:style-name="P21"><text:span text:style-name="Strong_20_Emphasis">Spring Boot</text:span>: 2.7.4 (o la última versión estable) </text:p>
            </text:list-item>
            <text:list-item>
              <text:p text:style-name="P21"><text:span text:style-name="Strong_20_Emphasis">Project Metadata</text:span>: </text:p>
              <text:list>
                <text:list-item>
                  <text:p text:style-name="P21"><text:span text:style-name="Strong_20_Emphasis">Group</text:span>: com.example </text:p>
                </text:list-item>
                <text:list-item>
                  <text:p text:style-name="P21"><text:span text:style-name="Strong_20_Emphasis">Artifact</text:span>: comentariosapp </text:p>
                </text:list-item>
                <text:list-item>
                  <text:p text:style-name="P21"><text:span text:style-name="Strong_20_Emphasis">Name</text:span>: ComentariosApp </text:p>
                </text:list-item>
                <text:list-item>
                  <text:p text:style-name="P21"><text:span text:style-name="Strong_20_Emphasis">Description</text:span>: Proyecto de comentarios con Spring Boot y MongoDB </text:p>
                </text:list-item>
                <text:list-item>
                  <text:p text:style-name="P21"><text:span text:style-name="Strong_20_Emphasis">Package Name</text:span>: com.example.comentariosapp </text:p>
                </text:list-item>
                <text:list-item>
                  <text:p text:style-name="P21"><text:span text:style-name="Strong_20_Emphasis">Packaging</text:span>: Jar </text:p>
                </text:list-item>
                <text:list-item>
                  <text:p text:style-name="P21"><text:span text:style-name="Strong_20_Emphasis">Java</text:span>: 11 (o la versión que tengas instalada) </text:p>
                </text:list-item>
              </text:list>
            </text:list-item>
          </text:list>
        </text:list-item>
        <text:list-item>
          <text:p text:style-name="P21">En <text:span text:style-name="Strong_20_Emphasis">Dependencies</text:span>, selecciona: </text:p>
          <text:list>
            <text:list-item>
              <text:p text:style-name="P21">Spring Web </text:p>
            </text:list-item>
            <text:list-item>
              <text:p text:style-name="P21">Spring Data MongoDB </text:p>
            </text:list-item>
            <text:list-item>
              <text:p text:style-name="P21">Spring Security </text:p>
            </text:list-item>
            <text:list-item>
              <text:p text:style-name="P21">Spring Boot DevTools </text:p>
            </text:list-item>
            <text:list-item>
              <text:p text:style-name="P21">Lombok (opcional pero ayuda a reducir el código) </text:p>
            </text:list-item>
          </text:list>
        </text:list-item>
        <text:list-item>
          <text:p text:style-name="P4">Haz clic en <text:span text:style-name="Strong_20_Emphasis">Generate</text:span>, descarga el archivo ZIP y descomprímelo en tu computadora. </text:p>
        </text:list-item>
      </text:list>
      <text:h text:style-name="Heading_20_4" text:outline-level="4"><text:span text:style-name="Strong_20_Emphasis">1.3. Configuración de MongoDB</text:span></text:h>
      <text:list xml:id="list237525624" text:style-name="L3">
        <text:list-item>
          <text:p text:style-name="P22">Asegúrate de que MongoDB esté corriendo en tu máquina o utiliza MongoDB Atlas (si decides usar Atlas, crea una base de datos en la nube y obtén la URL de conexión). </text:p>
        </text:list-item>
        <text:list-item>
          <text:p text:style-name="P5">En el archivo <text:span text:style-name="Source_20_Text">src/main/resources/application.properties</text:span>, agrega la URL de conexión de MongoDB: </text:p>
        </text:list-item>
      </text:list>
      <text:p text:style-name="P1"><text:span text:style-name="Source_20_Text">spring.data.mongodb.uri=mongodb://localhost:27017/comentariosapp</text:span></text:p>
      <text:h text:style-name="Heading_20_4" text:outline-level="4"><text:span text:style-name="Strong_20_Emphasis">1.4. Crear modelos y repositorios</text:span></text:h>
      <text:list xml:id="list1918169740" text:style-name="L4">
        <text:list-item>
          <text:p text:style-name="P6"><text:span text:style-name="Strong_20_Emphasis">Comentario.java</text:span>: Crea una clase en <text:span text:style-name="Source_20_Text">src/main/java/com/example/comentariosapp/model/Comentario.java</text:span>: </text:p>
        </text:list-item>
      </text:list>
      <text:p text:style-name="Preformatted_20_Text"><text:span text:style-name="Source_20_Text">package com.example.comentariosapp.model;</text:span></text:p>
      <text:p text:style-name="Preformatted_20_Text"><text:soft-page-break/></text:p>
      <text:p text:style-name="Preformatted_20_Text"><text:span text:style-name="Source_20_Text">import org.springframework.data.annotation.Id;</text:span></text:p>
      <text:p text:style-name="Preformatted_20_Text"><text:span text:style-name="Source_20_Text">import org.springframework.data.mongodb.core.mapping.Document;</text:span></text:p>
      <text:p text:style-name="Preformatted_20_Text"/>
      <text:p text:style-name="Preformatted_20_Text"><text:span text:style-name="Source_20_Text">@Document</text:span></text:p>
      <text:p text:style-name="Preformatted_20_Text"><text:span text:style-name="Source_20_Text">public class Comentario {</text:span></text:p>
      <text:p text:style-name="Preformatted_20_Text"><text:span text:style-name="Source_20_Text"><text:s text:c="4"/>@Id</text:span></text:p>
      <text:p text:style-name="Preformatted_20_Text"><text:span text:style-name="Source_20_Text"><text:s text:c="4"/>private String id;</text:span></text:p>
      <text:p text:style-name="Preformatted_20_Text"><text:span text:style-name="Source_20_Text"><text:s text:c="4"/>private String mensaje;</text:span></text:p>
      <text:p text:style-name="Preformatted_20_Text"><text:span text:style-name="Source_20_Text"><text:s text:c="4"/>private String usuario;</text:span></text:p>
      <text:p text:style-name="Preformatted_20_Text"/>
      <text:p text:style-name="Preformatted_20_Text"><text:span text:style-name="Source_20_Text"><text:s text:c="4"/>// Getters and setters</text:span></text:p>
      <text:p text:style-name="Preformatted_20_Text"><text:span text:style-name="Source_20_Text"><text:s text:c="4"/>public String getId() {</text:span></text:p>
      <text:p text:style-name="Preformatted_20_Text"><text:span text:style-name="Source_20_Text"><text:s text:c="8"/>return id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setId(String id) {</text:span></text:p>
      <text:p text:style-name="Preformatted_20_Text"><text:span text:style-name="Source_20_Text"><text:s text:c="8"/>this.id = id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ring getMensaje() {</text:span></text:p>
      <text:p text:style-name="Preformatted_20_Text"><text:span text:style-name="Source_20_Text"><text:s text:c="8"/>return mensaj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setMensaje(String mensaje) {</text:span></text:p>
      <text:p text:style-name="Preformatted_20_Text"><text:span text:style-name="Source_20_Text"><text:s text:c="8"/>this.mensaje = mensaj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ring getUsuario() {</text:span></text:p>
      <text:p text:style-name="Preformatted_20_Text"><text:span text:style-name="Source_20_Text"><text:s text:c="8"/>return usuario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setUsuario(String usuario) {</text:span></text:p>
      <text:p text:style-name="Preformatted_20_Text"><text:span text:style-name="Source_20_Text"><text:s text:c="8"/>this.usuario = usuario;</text:span></text:p>
      <text:p text:style-name="Preformatted_20_Text"><text:span text:style-name="Source_20_Text"><text:s text:c="4"/>}</text:span></text:p>
      <text:p text:style-name="P1"><text:span text:style-name="Source_20_Text">}</text:span></text:p>
      <text:list xml:id="list3760719081" text:style-name="L5">
        <text:list-item>
          <text:p text:style-name="P7"><text:span text:style-name="Strong_20_Emphasis">ComentarioRepository.java</text:span>: Crea una interfaz en <text:span text:style-name="Source_20_Text">src/main/java/com/example/comentariosapp/repository/ComentarioRepository.java</text:span>: </text:p>
        </text:list-item>
      </text:list>
      <text:p text:style-name="Preformatted_20_Text"><text:span text:style-name="Source_20_Text">package com.example.comentariosapp.repository;</text:span></text:p>
      <text:p text:style-name="Preformatted_20_Text"/>
      <text:p text:style-name="Preformatted_20_Text"><text:span text:style-name="Source_20_Text">import com.example.comentariosapp.model.Comentario;</text:span></text:p>
      <text:p text:style-name="Preformatted_20_Text"><text:span text:style-name="Source_20_Text">import org.springframework.data.mongodb.repository.MongoRepository;</text:span></text:p>
      <text:p text:style-name="Preformatted_20_Text"/>
      <text:p text:style-name="Preformatted_20_Text"><text:span text:style-name="Source_20_Text">public interface ComentarioRepository extends MongoRepository&lt;Comentario, String&gt; {</text:span></text:p>
      <text:p text:style-name="P1"><text:span text:style-name="Source_20_Text">}</text:span></text:p>
      <text:h text:style-name="Heading_20_4" text:outline-level="4"><text:span text:style-name="Strong_20_Emphasis">1.5. Configuración de JWT</text:span></text:h>
      <text:list xml:id="list4083540419" text:style-name="L6">
        <text:list-item>
          <text:p text:style-name="P8"><text:span text:style-name="Strong_20_Emphasis">JwtUtil.java</text:span>: Crea una clase en <text:span text:style-name="Source_20_Text">src/main/java/com/example/comentariosapp/security/JwtUtil.java</text:span> para gestionar la creación y validación de tokens JWT: </text:p>
        </text:list-item>
      </text:list>
      <text:p text:style-name="Preformatted_20_Text"><text:span text:style-name="Source_20_Text">package com.example.comentariosapp.security;</text:span></text:p>
      <text:p text:style-name="Preformatted_20_Text"/>
      <text:p text:style-name="Preformatted_20_Text"><text:span text:style-name="Source_20_Text">import io.jsonwebtoken.Jwts;</text:span></text:p>
      <text:p text:style-name="Preformatted_20_Text"><text:span text:style-name="Source_20_Text">import io.jsonwebtoken.SignatureAlgorithm;</text:span></text:p>
      <text:p text:style-name="Preformatted_20_Text"><text:span text:style-name="Source_20_Text">import java.util.Date;</text:span></text:p>
      <text:p text:style-name="Preformatted_20_Text"><text:soft-page-break/></text:p>
      <text:p text:style-name="Preformatted_20_Text"><text:span text:style-name="Source_20_Text">public class JwtUtil {</text:span></text:p>
      <text:p text:style-name="Preformatted_20_Text"/>
      <text:p text:style-name="Preformatted_20_Text"><text:span text:style-name="Source_20_Text"><text:s text:c="4"/>private String secretKey = "miSecreto"; // </text:span><text:span text:style-name="Source_20_Text"><text:span text:style-name="T1">C</text:span></text:span><text:span text:style-name="Source_20_Text">ambiar este valor por algo más seguro</text:span></text:p>
      <text:p text:style-name="Preformatted_20_Text"/>
      <text:p text:style-name="Preformatted_20_Text"><text:span text:style-name="Source_20_Text"><text:s text:c="4"/>public String generateToken(String username) {</text:span></text:p>
      <text:p text:style-name="Preformatted_20_Text"><text:span text:style-name="Source_20_Text"><text:s text:c="8"/>return Jwts.builder()</text:span></text:p>
      <text:p text:style-name="Preformatted_20_Text"><text:span text:style-name="Source_20_Text"><text:s text:c="16"/>.setSubject(username)</text:span></text:p>
      <text:p text:style-name="Preformatted_20_Text"><text:span text:style-name="Source_20_Text"><text:s text:c="16"/>.setIssuedAt(new Date())</text:span></text:p>
      <text:p text:style-name="Preformatted_20_Text"><text:span text:style-name="Source_20_Text"><text:s text:c="16"/>.setExpiration(new Date(System.currentTimeMillis() + 1000 * 60 * 60 * 10)) // 10 horas</text:span></text:p>
      <text:p text:style-name="Preformatted_20_Text"><text:span text:style-name="Source_20_Text"><text:s text:c="16"/>.signWith(SignatureAlgorithm.HS256, secretKey)</text:span></text:p>
      <text:p text:style-name="Preformatted_20_Text"><text:span text:style-name="Source_20_Text"><text:s text:c="16"/>.compact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boolean validateToken(String token, String username) {</text:span></text:p>
      <text:p text:style-name="Preformatted_20_Text"><text:span text:style-name="Source_20_Text"><text:s text:c="8"/>String extractedUsername = extractUsername(token);</text:span></text:p>
      <text:p text:style-name="Preformatted_20_Text"><text:span text:style-name="Source_20_Text"><text:s text:c="8"/>return (username.equals(extractedUsername) &amp;&amp; !isTokenExpired(token)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ring extractUsername(String token) {</text:span></text:p>
      <text:p text:style-name="Preformatted_20_Text"><text:span text:style-name="Source_20_Text"><text:s text:c="8"/>return Jwts.parser()</text:span></text:p>
      <text:p text:style-name="Preformatted_20_Text"><text:span text:style-name="Source_20_Text"><text:s text:c="16"/>.setSigningKey(secretKey)</text:span></text:p>
      <text:p text:style-name="Preformatted_20_Text"><text:span text:style-name="Source_20_Text"><text:s text:c="16"/>.parseClaimsJws(token)</text:span></text:p>
      <text:p text:style-name="Preformatted_20_Text"><text:span text:style-name="Source_20_Text"><text:s text:c="16"/>.getBody()</text:span></text:p>
      <text:p text:style-name="Preformatted_20_Text"><text:span text:style-name="Source_20_Text"><text:s text:c="16"/>.getSubject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rivate boolean isTokenExpired(String token) {</text:span></text:p>
      <text:p text:style-name="Preformatted_20_Text"><text:span text:style-name="Source_20_Text"><text:s text:c="8"/>return extractExpiration(token).before(new Date()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rivate Date extractExpiration(String token) {</text:span></text:p>
      <text:p text:style-name="Preformatted_20_Text"><text:span text:style-name="Source_20_Text"><text:s text:c="8"/>return Jwts.parser()</text:span></text:p>
      <text:p text:style-name="Preformatted_20_Text"><text:span text:style-name="Source_20_Text"><text:s text:c="16"/>.setSigningKey(secretKey)</text:span></text:p>
      <text:p text:style-name="Preformatted_20_Text"><text:span text:style-name="Source_20_Text"><text:s text:c="16"/>.parseClaimsJws(token)</text:span></text:p>
      <text:p text:style-name="Preformatted_20_Text"><text:span text:style-name="Source_20_Text"><text:s text:c="16"/>.getBody()</text:span></text:p>
      <text:p text:style-name="Preformatted_20_Text"><text:span text:style-name="Source_20_Text"><text:s text:c="16"/>.getExpiration();</text:span></text:p>
      <text:p text:style-name="Preformatted_20_Text"><text:span text:style-name="Source_20_Text"><text:s text:c="4"/>}</text:span></text:p>
      <text:p text:style-name="P1"><text:span text:style-name="Source_20_Text">}</text:span></text:p>
      <text:list xml:id="list875057651" text:style-name="L7">
        <text:list-item>
          <text:p text:style-name="P9"><text:span text:style-name="Strong_20_Emphasis">SecurityConfig.java</text:span>: Configura la seguridad de Spring para usar JWT en <text:span text:style-name="Source_20_Text">src/main/java/com/example/comentariosapp/security/SecurityConfig.java</text:span>: </text:p>
        </text:list-item>
      </text:list>
      <text:p text:style-name="Preformatted_20_Text"><text:span text:style-name="Source_20_Text">package com.example.comentariosapp.security;</text:span></text:p>
      <text:p text:style-name="Preformatted_20_Text"/>
      <text:p text:style-name="Preformatted_20_Text"><text:span text:style-name="Source_20_Text">import org.springframework.context.annotation.Bean;</text:span></text:p>
      <text:p text:style-name="Preformatted_20_Text"><text:span text:style-name="Source_20_Text">import org.springframework.context.annotation.Configuration;</text:span></text:p>
      <text:p text:style-name="Preformatted_20_Text"><text:span text:style-name="Source_20_Text">import org.springframework.security.config.annotation.web.builders.HttpSecurity;</text:span></text:p>
      <text:p text:style-name="Preformatted_20_Text"><text:span text:style-name="Source_20_Text">import org.springframework.security.config.annotation.web.configuration.EnableWebSecurity;</text:span></text:p>
      <text:p text:style-name="Preformatted_20_Text"><text:span text:style-name="Source_20_Text">import org.springframework.security.config.annotation.web.configuration.WebSecurityConfigurerAdapter;</text:span></text:p>
      <text:p text:style-name="Preformatted_20_Text"/>
      <text:p text:style-name="Preformatted_20_Text"><text:span text:style-name="Source_20_Text">@Configuration</text:span></text:p>
      <text:p text:style-name="Preformatted_20_Text"><text:span text:style-name="Source_20_Text">@EnableWebSecurity</text:span></text:p>
      <text:p text:style-name="Preformatted_20_Text"><text:span text:style-name="Source_20_Text">public class SecurityConfig extends WebSecurityConfigurerAdapter {</text:span></text:p>
      <text:p text:style-name="Preformatted_20_Text"/>
      <text:p text:style-name="Preformatted_20_Text"><text:span text:style-name="Source_20_Text"><text:s text:c="4"/>@Override</text:span></text:p>
      <text:p text:style-name="Preformatted_20_Text"><text:soft-page-break/><text:span text:style-name="Source_20_Text"><text:s text:c="4"/>protected void configure(HttpSecurity http) throws Exception {</text:span></text:p>
      <text:p text:style-name="Preformatted_20_Text"><text:span text:style-name="Source_20_Text"><text:s text:c="8"/>http.csrf().disable()</text:span></text:p>
      <text:p text:style-name="Preformatted_20_Text"><text:span text:style-name="Source_20_Text"><text:s text:c="12"/>.authorizeRequests()</text:span></text:p>
      <text:p text:style-name="Preformatted_20_Text"><text:span text:style-name="Source_20_Text"><text:s text:c="12"/>.antMatchers("/auth/**").permitAll() // Rutas públicas para login</text:span></text:p>
      <text:p text:style-name="Preformatted_20_Text"><text:span text:style-name="Source_20_Text"><text:s text:c="12"/>.antMatchers("/api/comentarios/admin").hasRole("ADMIN") // Solo acceso para admin</text:span></text:p>
      <text:p text:style-name="Preformatted_20_Text"><text:span text:style-name="Source_20_Text"><text:s text:c="12"/>.anyRequest().authenticated() // Resto de rutas protegidas</text:span></text:p>
      <text:p text:style-name="Preformatted_20_Text"><text:span text:style-name="Source_20_Text"><text:s text:c="12"/>.and().addFilter(new JwtAuthorizationFilter(authenticationManager()));</text:span></text:p>
      <text:p text:style-name="Preformatted_20_Text"><text:span text:style-name="Source_20_Text"><text:s text:c="4"/>}</text:span></text:p>
      <text:p text:style-name="Preformatted_20_Text"/>
      <text:p text:style-name="P1"><text:span text:style-name="Source_20_Text">}</text:span></text:p>
      <text:h text:style-name="Heading_20_4" text:outline-level="4"><text:span text:style-name="Strong_20_Emphasis">1.6. Crear Controladores</text:span></text:h>
      <text:list xml:id="list1723667033" text:style-name="L8">
        <text:list-item>
          <text:p text:style-name="P10"><text:span text:style-name="Strong_20_Emphasis">AuthController.java</text:span>: En <text:span text:style-name="Source_20_Text">src/main/java/com/example/comentariosapp/controller/AuthController.java</text:span> para el login: </text:p>
        </text:list-item>
      </text:list>
      <text:p text:style-name="Preformatted_20_Text"><text:span text:style-name="Source_20_Text">package com.example.comentariosapp.controller;</text:span></text:p>
      <text:p text:style-name="Preformatted_20_Text"/>
      <text:p text:style-name="Preformatted_20_Text"><text:span text:style-name="Source_20_Text">import com.example.comentariosapp.security.JwtUtil;</text:span></text:p>
      <text:p text:style-name="Preformatted_20_Text"><text:span text:style-name="Source_20_Text">import org.springframework.web.bind.annotation.*;</text:span></text:p>
      <text:p text:style-name="Preformatted_20_Text"/>
      <text:p text:style-name="Preformatted_20_Text"><text:span text:style-name="Source_20_Text">@RestController</text:span></text:p>
      <text:p text:style-name="Preformatted_20_Text"><text:span text:style-name="Source_20_Text">@RequestMapping("/auth")</text:span></text:p>
      <text:p text:style-name="Preformatted_20_Text"><text:span text:style-name="Source_20_Text">public class AuthController {</text:span></text:p>
      <text:p text:style-name="Preformatted_20_Text"/>
      <text:p text:style-name="Preformatted_20_Text"><text:span text:style-name="Source_20_Text"><text:s text:c="4"/>private JwtUtil jwtUtil;</text:span></text:p>
      <text:p text:style-name="Preformatted_20_Text"/>
      <text:p text:style-name="Preformatted_20_Text"><text:span text:style-name="Source_20_Text"><text:s text:c="4"/>public AuthController(JwtUtil jwtUtil) {</text:span></text:p>
      <text:p text:style-name="Preformatted_20_Text"><text:span text:style-name="Source_20_Text"><text:s text:c="8"/>this.jwtUtil = jwtUtil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PostMapping("/login")</text:span></text:p>
      <text:p text:style-name="Preformatted_20_Text"><text:span text:style-name="Source_20_Text"><text:s text:c="4"/>public String login(@RequestBody UserCredentials credentials) {</text:span></text:p>
      <text:p text:style-name="Preformatted_20_Text"><text:span text:style-name="Source_20_Text"><text:s text:c="8"/>// Aquí puedes validar las credenciales</text:span></text:p>
      <text:p text:style-name="Preformatted_20_Text"><text:span text:style-name="Source_20_Text"><text:s text:c="8"/>return jwtUtil.generateToken(credentials.getUsername()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UserCredentials {</text:span></text:p>
      <text:p text:style-name="Preformatted_20_Text"><text:span text:style-name="Source_20_Text"><text:s text:c="4"/>private String username;</text:span></text:p>
      <text:p text:style-name="Preformatted_20_Text"><text:span text:style-name="Source_20_Text"><text:s text:c="4"/>private String password;</text:span></text:p>
      <text:p text:style-name="Preformatted_20_Text"/>
      <text:p text:style-name="Preformatted_20_Text"><text:span text:style-name="Source_20_Text"><text:s text:c="4"/>// Getters and setters</text:span></text:p>
      <text:p text:style-name="P1"><text:span text:style-name="Source_20_Text">}</text:span></text:p>
      <text:list xml:id="list37380462" text:style-name="L9">
        <text:list-item>
          <text:p text:style-name="P11"><text:span text:style-name="Strong_20_Emphasis">ComentarioController.java</text:span>: En <text:span text:style-name="Source_20_Text">src/main/java/com/example/comentariosapp/controller/ComentarioController.java</text:span> para manejar los comentarios: </text:p>
        </text:list-item>
      </text:list>
      <text:p text:style-name="Preformatted_20_Text"><text:span text:style-name="Source_20_Text">package com.example.comentariosapp.controller;</text:span></text:p>
      <text:p text:style-name="Preformatted_20_Text"/>
      <text:p text:style-name="Preformatted_20_Text"><text:span text:style-name="Source_20_Text">import com.example.comentariosapp.model.Comentario;</text:span></text:p>
      <text:p text:style-name="Preformatted_20_Text"><text:span text:style-name="Source_20_Text">import com.example.comentariosapp.repository.ComentarioRepository;</text:span></text:p>
      <text:p text:style-name="Preformatted_20_Text"><text:span text:style-name="Source_20_Text">import org.springframework.web.bind.annotation.*;</text:span></text:p>
      <text:p text:style-name="Preformatted_20_Text"/>
      <text:p text:style-name="Preformatted_20_Text"><text:span text:style-name="Source_20_Text">import java.util.List;</text:span></text:p>
      <text:p text:style-name="Preformatted_20_Text"/>
      <text:p text:style-name="Preformatted_20_Text"><text:span text:style-name="Source_20_Text">@RestController</text:span></text:p>
      <text:p text:style-name="Preformatted_20_Text"><text:soft-page-break/><text:span text:style-name="Source_20_Text">@RequestMapping("/api/comentarios")</text:span></text:p>
      <text:p text:style-name="Preformatted_20_Text"><text:span text:style-name="Source_20_Text">public class ComentarioController {</text:span></text:p>
      <text:p text:style-name="Preformatted_20_Text"/>
      <text:p text:style-name="Preformatted_20_Text"><text:span text:style-name="Source_20_Text"><text:s text:c="4"/>private ComentarioRepository comentarioRepository;</text:span></text:p>
      <text:p text:style-name="Preformatted_20_Text"/>
      <text:p text:style-name="Preformatted_20_Text"><text:span text:style-name="Source_20_Text"><text:s text:c="4"/>public ComentarioController(ComentarioRepository comentarioRepository) {</text:span></text:p>
      <text:p text:style-name="Preformatted_20_Text"><text:span text:style-name="Source_20_Text"><text:s text:c="8"/>this.comentarioRepository = comentarioRepository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PostMapping</text:span></text:p>
      <text:p text:style-name="Preformatted_20_Text"><text:span text:style-name="Source_20_Text"><text:s text:c="4"/>public Comentario enviarComentario(@RequestBody Comentario comentario) {</text:span></text:p>
      <text:p text:style-name="Preformatted_20_Text"><text:span text:style-name="Source_20_Text"><text:s text:c="8"/>return comentarioRepository.save(comentario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GetMapping("/admin")</text:span></text:p>
      <text:p text:style-name="Preformatted_20_Text"><text:span text:style-name="Source_20_Text"><text:s text:c="4"/>public List&lt;Comentario&gt; obtenerComentarios() {</text:span></text:p>
      <text:p text:style-name="Preformatted_20_Text"><text:span text:style-name="Source_20_Text"><text:s text:c="8"/>return comentarioRepository.findAll()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<text:span text:style-name="Strong_20_Emphasis">Paso 2: Frontend (Angular)</text:span></text:h>
      <text:h text:style-name="Heading_20_4" text:outline-level="4"><text:span text:style-name="Strong_20_Emphasis">2.1. Crear el Proyecto Angular</text:span></text:h>
      <text:list xml:id="list2445152938" text:style-name="L10">
        <text:list-item>
          <text:p text:style-name="P23">Asegúrate de tener <text:span text:style-name="Strong_20_Emphasis">Node.js</text:span> y <text:span text:style-name="Strong_20_Emphasis">npm</text:span> instalados. Puedes descargarlos desde <text:a xlink:type="simple" xlink:href="https://nodejs.org/" text:style-name="Internet_20_link" text:visited-style-name="Visited_20_Internet_20_Link">aquí</text:a>. </text:p>
        </text:list-item>
        <text:list-item>
          <text:p text:style-name="P12">Instala Angular CLI globalmente (si no lo tienes): </text:p>
        </text:list-item>
      </text:list>
      <text:p text:style-name="P1"><text:span text:style-name="Source_20_Text">npm install -g @angular/cli</text:span></text:p>
      <text:list xml:id="list1508264207" text:style-name="L11">
        <text:list-item>
          <text:p text:style-name="P13">Crea el proyecto Angular: </text:p>
        </text:list-item>
      </text:list>
      <text:p text:style-name="Preformatted_20_Text"><text:span text:style-name="Source_20_Text">ng new comentarios-frontend</text:span></text:p>
      <text:p text:style-name="P1"><text:span text:style-name="Source_20_Text">cd comentarios-frontend</text:span></text:p>
      <text:list xml:id="list3193551272" text:style-name="L12">
        <text:list-item>
          <text:p text:style-name="P14">Instala las dependencias necesarias para manejar JWT: </text:p>
        </text:list-item>
      </text:list>
      <text:p text:style-name="P1"><text:span text:style-name="Source_20_Text">npm install @auth0/angular-jwt</text:span></text:p>
      <text:h text:style-name="Heading_20_4" text:outline-level="4"><text:span text:style-name="Strong_20_Emphasis">2.2. Crear el Servicio de Autenticación</text:span></text:h>
      <text:p text:style-name="Text_20_body">En <text:span text:style-name="Source_20_Text">src/app/auth.service.ts</text:span>, crea un servicio para manejar el login y la verificación del token JWT:</text:p>
      <text:p text:style-name="Preformatted_20_Text"><text:span text:style-name="Source_20_Text">import { Injectable } from '@angular/core';</text:span></text:p>
      <text:p text:style-name="Preformatted_20_Text"><text:span text:style-name="Source_20_Text">import { HttpClient } from '@angular/common/http';</text:span></text:p>
      <text:p text:style-name="Preformatted_20_Text"><text:span text:style-name="Source_20_Text">import { Observable } from 'rxjs';</text:span></text:p>
      <text:p text:style-name="Preformatted_20_Text"><text:span text:style-name="Source_20_Text">import { JwtHelperService } from '@auth0/angular-jwt';</text:span></text:p>
      <text:p text:style-name="Preformatted_20_Text"/>
      <text:p text:style-name="Preformatted_20_Text"><text:span text:style-name="Source_20_Text">@Injectable({</text:span></text:p>
      <text:p text:style-name="Preformatted_20_Text"><text:span text:style-name="Source_20_Text"><text:s text:c="2"/>providedIn: 'root'</text:span></text:p>
      <text:p text:style-name="Preformatted_20_Text"><text:span text:style-name="Source_20_Text">})</text:span></text:p>
      <text:p text:style-name="Preformatted_20_Text"><text:span text:style-name="Source_20_Text">export class AuthService {</text:span></text:p>
      <text:p text:style-name="Preformatted_20_Text"><text:span text:style-name="Source_20_Text"><text:s text:c="2"/>private apiUrl = 'http://localhost:8080/auth/login';</text:span></text:p>
      <text:p text:style-name="Preformatted_20_Text"><text:span text:style-name="Source_20_Text"><text:s text:c="2"/>private jwtHelper = new JwtHelperService();</text:span></text:p>
      <text:p text:style-name="Preformatted_20_Text"/>
      <text:p text:style-name="Preformatted_20_Text"><text:span text:style-name="Source_20_Text"><text:s text:c="2"/>constructor(private http: HttpClient) { }</text:span></text:p>
      <text:p text:style-name="Preformatted_20_Text"/>
      <text:p text:style-name="Preformatted_20_Text"><text:span text:style-name="Source_20_Text"><text:s text:c="2"/>login(username: string, password: string): Observable&lt;any&gt; {</text:span></text:p>
      <text:p text:style-name="Preformatted_20_Text"><text:span text:style-name="Source_20_Text"><text:s text:c="4"/>return this.http.post&lt;any&gt;(this.apiUrl, { username, password });</text:span></text:p>
      <text:p text:style-name="Preformatted_20_Text"><text:span text:style-name="Source_20_Text"><text:s text:c="2"/>}</text:span></text:p>
      <text:p text:style-name="Preformatted_20_Text"/>
      <text:p text:style-name="Preformatted_20_Text"><text:soft-page-break/><text:span text:style-name="Source_20_Text"><text:s text:c="2"/>isAuthenticated(): boolean {</text:span></text:p>
      <text:p text:style-name="Preformatted_20_Text"><text:span text:style-name="Source_20_Text"><text:s text:c="4"/>const token = localStorage.getItem('token');</text:span></text:p>
      <text:p text:style-name="Preformatted_20_Text"><text:span text:style-name="Source_20_Text"><text:s text:c="4"/>return token &amp;&amp; !this.jwtHelper.isTokenExpired(token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getToken(): string {</text:span></text:p>
      <text:p text:style-name="Preformatted_20_Text"><text:span text:style-name="Source_20_Text"><text:s text:c="4"/>return localStorage.getItem('token')!;</text:span></text:p>
      <text:p text:style-name="Preformatted_20_Text"><text:span text:style-name="Source_20_Text"><text:s text:c="2"/>}</text:span></text:p>
      <text:p text:style-name="P1"><text:span text:style-name="Source_20_Text">}</text:span></text:p>
      <text:h text:style-name="Heading_20_4" text:outline-level="4"><text:span text:style-name="Strong_20_Emphasis">2.3. Crear Componentes de Login y Usuario</text:span></text:h>
      <text:list xml:id="list3387559253" text:style-name="L13">
        <text:list-item>
          <text:p text:style-name="P15"><text:span text:style-name="Strong_20_Emphasis">LoginComponent</text:span> en <text:span text:style-name="Source_20_Text">src/app/login/login.component.ts</text:span>: </text:p>
        </text:list-item>
      </text:list>
      <text:p text:style-name="Preformatted_20_Text"><text:span text:style-name="Source_20_Text">import { Component } from '@angular/core';</text:span></text:p>
      <text:p text:style-name="Preformatted_20_Text"><text:span text:style-name="Source_20_Text">import { AuthService } from '../auth.service';</text:span></text:p>
      <text:p text:style-name="Preformatted_20_Text"><text:span text:style-name="Source_20_Text">import { Router } from '@angular/router';</text:span></text:p>
      <text:p text:style-name="Preformatted_20_Text"/>
      <text:p text:style-name="Preformatted_20_Text"><text:span text:style-name="Source_20_Text">@Component({</text:span></text:p>
      <text:p text:style-name="Preformatted_20_Text"><text:span text:style-name="Source_20_Text"><text:s text:c="2"/>selector: 'app-login',</text:span></text:p>
      <text:p text:style-name="Preformatted_20_Text"><text:span text:style-name="Source_20_Text"><text:s text:c="2"/>template: `</text:span></text:p>
      <text:p text:style-name="Preformatted_20_Text"><text:span text:style-name="Source_20_Text"><text:s text:c="4"/>&lt;form (ngSubmit)="login()"&gt;</text:span></text:p>
      <text:p text:style-name="Preformatted_20_Text"><text:span text:style-name="Source_20_Text"><text:s text:c="6"/>&lt;input [(ngModel)]="username" placeholder="Usuario" name="username" /&gt;</text:span></text:p>
      <text:p text:style-name="Preformatted_20_Text"><text:span text:style-name="Source_20_Text"><text:s text:c="6"/>&lt;input [(ngModel)]="password" placeholder="Contraseña" type="password" name="password" /&gt;</text:span></text:p>
      <text:p text:style-name="Preformatted_20_Text"><text:span text:style-name="Source_20_Text"><text:s text:c="6"/>&lt;button type="submit"&gt;Iniciar sesión&lt;/button&gt;</text:span></text:p>
      <text:p text:style-name="Preformatted_20_Text"><text:span text:style-name="Source_20_Text"><text:s text:c="4"/>&lt;/form&gt;</text:span></text:p>
      <text:p text:style-name="Preformatted_20_Text"><text:span text:style-name="Source_20_Text"><text:s text:c="2"/>`</text:span></text:p>
      <text:p text:style-name="Preformatted_20_Text"><text:span text:style-name="Source_20_Text">})</text:span></text:p>
      <text:p text:style-name="Preformatted_20_Text"><text:span text:style-name="Source_20_Text">export class LoginComponent {</text:span></text:p>
      <text:p text:style-name="Preformatted_20_Text"><text:span text:style-name="Source_20_Text"><text:s text:c="2"/>username: string = '';</text:span></text:p>
      <text:p text:style-name="Preformatted_20_Text"><text:span text:style-name="Source_20_Text"><text:s text:c="2"/>password: string = '';</text:span></text:p>
      <text:p text:style-name="Preformatted_20_Text"/>
      <text:p text:style-name="Preformatted_20_Text"><text:span text:style-name="Source_20_Text"><text:s text:c="2"/>constructor(private authService: AuthService, private router: Router) {}</text:span></text:p>
      <text:p text:style-name="Preformatted_20_Text"/>
      <text:p text:style-name="Preformatted_20_Text"><text:span text:style-name="Source_20_Text"><text:s text:c="2"/>login() {</text:span></text:p>
      <text:p text:style-name="Preformatted_20_Text"><text:span text:style-name="Source_20_Text"><text:s text:c="4"/>this.authService.login(this.username, this.password).subscribe(response =&gt; {</text:span></text:p>
      <text:p text:style-name="Preformatted_20_Text"><text:span text:style-name="Source_20_Text"><text:s text:c="6"/>localStorage.setItem('token', response.token);</text:span></text:p>
      <text:p text:style-name="Preformatted_20_Text"><text:span text:style-name="Source_20_Text"><text:s text:c="6"/>this.router.navigate(['/usuario']);</text:span></text:p>
      <text:p text:style-name="Preformatted_20_Text"><text:span text:style-name="Source_20_Text"><text:s text:c="4"/>});</text:span></text:p>
      <text:p text:style-name="Preformatted_20_Text"><text:span text:style-name="Source_20_Text"><text:s text:c="2"/>}</text:span></text:p>
      <text:p text:style-name="P1"><text:span text:style-name="Source_20_Text">}</text:span></text:p>
      <text:list xml:id="list720908736" text:style-name="L14">
        <text:list-item>
          <text:p text:style-name="P16"><text:span text:style-name="Strong_20_Emphasis">UsuarioComponent</text:span> en <text:span text:style-name="Source_20_Text">src/app/usuario/usuario.component.ts</text:span> para enviar comentarios: </text:p>
        </text:list-item>
      </text:list>
      <text:p text:style-name="Preformatted_20_Text"><text:span text:style-name="Source_20_Text">import { Component } from '@angular/core';</text:span></text:p>
      <text:p text:style-name="Preformatted_20_Text"><text:span text:style-name="Source_20_Text">import { AuthService } from '../auth.service';</text:span></text:p>
      <text:p text:style-name="Preformatted_20_Text"><text:span text:style-name="Source_20_Text">import { HttpClient } from '@angular/common/http';</text:span></text:p>
      <text:p text:style-name="Preformatted_20_Text"/>
      <text:p text:style-name="Preformatted_20_Text"><text:span text:style-name="Source_20_Text">@Component({</text:span></text:p>
      <text:p text:style-name="Preformatted_20_Text"><text:span text:style-name="Source_20_Text"><text:s text:c="2"/>selector: 'app-usuario',</text:span></text:p>
      <text:p text:style-name="Preformatted_20_Text"><text:span text:style-name="Source_20_Text"><text:s text:c="2"/>template: `</text:span></text:p>
      <text:p text:style-name="Preformatted_20_Text"><text:span text:style-name="Source_20_Text"><text:s text:c="4"/>&lt;form (ngSubmit)="enviarComentario()"&gt;</text:span></text:p>
      <text:p text:style-name="Preformatted_20_Text"><text:span text:style-name="Source_20_Text"><text:s text:c="6"/>&lt;textarea [(ngModel)]="comentario" name="comentario"&gt;&lt;/textarea&gt;</text:span></text:p>
      <text:p text:style-name="Preformatted_20_Text"><text:span text:style-name="Source_20_Text"><text:s text:c="6"/>&lt;button type="submit"&gt;Enviar Comentario&lt;/button&gt;</text:span></text:p>
      <text:p text:style-name="Preformatted_20_Text"><text:span text:style-name="Source_20_Text"><text:s text:c="4"/>&lt;/form&gt;</text:span></text:p>
      <text:p text:style-name="Preformatted_20_Text"><text:span text:style-name="Source_20_Text"><text:s text:c="2"/>`</text:span></text:p>
      <text:p text:style-name="Preformatted_20_Text"><text:span text:style-name="Source_20_Text">})</text:span></text:p>
      <text:p text:style-name="Preformatted_20_Text"><text:span text:style-name="Source_20_Text">export class UsuarioComponent {</text:span></text:p>
      <text:p text:style-name="Preformatted_20_Text"><text:span text:style-name="Source_20_Text"><text:s text:c="2"/>comentario: string = '';</text:span></text:p>
      <text:p text:style-name="Preformatted_20_Text"/>
      <text:p text:style-name="Preformatted_20_Text"><text:soft-page-break/><text:span text:style-name="Source_20_Text"><text:s text:c="2"/>constructor(private authService: AuthService, private http: HttpClient) {}</text:span></text:p>
      <text:p text:style-name="Preformatted_20_Text"/>
      <text:p text:style-name="Preformatted_20_Text"><text:span text:style-name="Source_20_Text"><text:s text:c="2"/>enviarComentario() {</text:span></text:p>
      <text:p text:style-name="Preformatted_20_Text"><text:span text:style-name="Source_20_Text"><text:s text:c="4"/>const token = this.authService.getToken();</text:span></text:p>
      <text:p text:style-name="Preformatted_20_Text"><text:span text:style-name="Source_20_Text"><text:s text:c="4"/>this.http.post('http://localhost:8080/api/comentarios', { mensaje: this.comentario }, {</text:span></text:p>
      <text:p text:style-name="Preformatted_20_Text"><text:span text:style-name="Source_20_Text"><text:s text:c="6"/>headers: { 'Authorization': `Bearer ${token}` }</text:span></text:p>
      <text:p text:style-name="Preformatted_20_Text"><text:span text:style-name="Source_20_Text"><text:s text:c="4"/>}).subscribe();</text:span></text:p>
      <text:p text:style-name="Preformatted_20_Text"><text:span text:style-name="Source_20_Text"><text:s text:c="2"/>}</text:span></text:p>
      <text:p text:style-name="P1"><text:span text:style-name="Source_20_Text">}</text:span></text:p>
      <text:h text:style-name="Heading_20_4" text:outline-level="4"><text:span text:style-name="Strong_20_Emphasis">2.4. Configurar las Rutas</text:span></text:h>
      <text:p text:style-name="Text_20_body">En <text:span text:style-name="Source_20_Text">src/app/app-routing.module.ts</text:span>:</text:p>
      <text:p text:style-name="Preformatted_20_Text"><text:span text:style-name="Source_20_Text">import { NgModule } from '@angular/core';</text:span></text:p>
      <text:p text:style-name="Preformatted_20_Text"><text:span text:style-name="Source_20_Text">import { RouterModule, Routes } from '@angular/router';</text:span></text:p>
      <text:p text:style-name="Preformatted_20_Text"><text:span text:style-name="Source_20_Text">import { LoginComponent } from './login/login.component';</text:span></text:p>
      <text:p text:style-name="Preformatted_20_Text"><text:span text:style-name="Source_20_Text">import { UsuarioComponent } from './usuario/usuario.component';</text:span></text:p>
      <text:p text:style-name="Preformatted_20_Text"/>
      <text:p text:style-name="Preformatted_20_Text"><text:span text:style-name="Source_20_Text">const routes: Routes = [</text:span></text:p>
      <text:p text:style-name="Preformatted_20_Text"><text:span text:style-name="Source_20_Text"><text:s text:c="2"/>{ path: '', redirectTo: '/login', pathMatch: 'full' },</text:span></text:p>
      <text:p text:style-name="Preformatted_20_Text"><text:span text:style-name="Source_20_Text"><text:s text:c="2"/>{ path: 'login', component: LoginComponent },</text:span></text:p>
      <text:p text:style-name="Preformatted_20_Text"><text:span text:style-name="Source_20_Text"><text:s text:c="2"/>{ path: 'usuario', component: UsuarioComponent }</text:span></text:p>
      <text:p text:style-name="Preformatted_20_Text"><text:span text:style-name="Source_20_Text">];</text:span></text:p>
      <text:p text:style-name="Preformatted_20_Text"/>
      <text:p text:style-name="Preformatted_20_Text"><text:span text:style-name="Source_20_Text">@NgModule({</text:span></text:p>
      <text:p text:style-name="Preformatted_20_Text"><text:span text:style-name="Source_20_Text"><text:s text:c="2"/>imports: [RouterModule.forRoot(routes)],</text:span></text:p>
      <text:p text:style-name="Preformatted_20_Text"><text:span text:style-name="Source_20_Text"><text:s text:c="2"/>exports: [RouterModule]</text:span></text:p>
      <text:p text:style-name="Preformatted_20_Text"><text:span text:style-name="Source_20_Text">})</text:span></text:p>
      <text:p text:style-name="P1"><text:span text:style-name="Source_20_Text">export class AppRoutingModule { }</text:span></text:p>
      <text:h text:style-name="Heading_20_3" text:outline-level="3"><text:span text:style-name="Strong_20_Emphasis">Paso 3: Ejecutar el Proyecto</text:span></text:h>
      <text:list xml:id="list2806226345" text:style-name="L15">
        <text:list-item>
          <text:p text:style-name="P24"><text:span text:style-name="Strong_20_Emphasis">Backend</text:span>: </text:p>
          <text:list>
            <text:list-item>
              <text:p text:style-name="P17">Navega a la carpeta del proyecto Spring Boot y ejecuta: </text:p>
            </text:list-item>
          </text:list>
        </text:list-item>
      </text:list>
      <text:p text:style-name="P1"><text:span text:style-name="Source_20_Text">mvn spring-boot:run</text:span></text:p>
      <text:list xml:id="list2429210485" text:style-name="L16">
        <text:list-item>
          <text:p text:style-name="P25"><text:span text:style-name="Strong_20_Emphasis">Frontend</text:span>: </text:p>
          <text:list>
            <text:list-item>
              <text:p text:style-name="P18">Navega a la carpeta del proyecto Angular y ejecuta: </text:p>
            </text:list-item>
          </text:list>
        </text:list-item>
      </text:list>
      <text:p text:style-name="P1"><text:span text:style-name="Source_20_Text">ng serve</text:span></text:p>
      <text:p text:style-name="Text_20_body">Esto debería levantar el frontend en <text:span text:style-name="Source_20_Text">http://localhost:4200</text:span> y el backend en <text:span text:style-name="Source_20_Text">http://localhost:8080</text:span>.</text:p>
      <text:h text:style-name="Heading_20_3" text:outline-level="3"><text:span text:style-name="Strong_20_Emphasis">Paso 4: Probar la Aplicación</text:span></text:h>
      <text:list xml:id="list2844976442" text:style-name="L17">
        <text:list-item>
          <text:p text:style-name="P26">Accede a la aplicación en el navegador. </text:p>
        </text:list-item>
        <text:list-item>
          <text:p text:style-name="P26">Inicia sesión usando el formulario en la página de login. </text:p>
        </text:list-item>
        <text:list-item>
          <text:p text:style-name="P26">En la página de usuario, envía un comentario. </text:p>
        </text:list-item>
        <text:list-item>
          <text:p text:style-name="P19">Verifica que los comentarios estén almacenados en MongoDB y que el administrador pueda acceder a ellos. </text:p>
        </text:list-item>
      </text:list>
      <text:p text:style-name="P2">Ahora tienes una aplicación básica que utiliza <text:span text:style-name="Strong_20_Emphasis">Angular</text:span>, <text:span text:style-name="Strong_20_Emphasis">Spring Boot</text:span>, <text:span text:style-name="Strong_20_Emphasis">MongoDB</text:span> y <text:span text:style-name="Strong_20_Emphasis">JWT</text:span> para autenticación. Puedes seguir ampliando este proyecto con más características según lo necesit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4T13:37:11.516627881</meta:creation-date>
    <dc:date>2025-01-08T19:53:12.338281939</dc:date>
    <meta:editing-duration>PT7M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7" meta:paragraph-count="284" meta:word-count="1176" meta:character-count="11503" meta:non-whitespace-character-count="9834"/>
  </office:meta>
</office:document-meta>
</file>